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516" officeooo:paragraph-rsid="0017e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25:00.982846974</meta:creation-date>
    <meta:generator>LibreOffice/5.1.6.2$Linux_X86_64 LibreOffice_project/10m0$Build-2</meta:generator>
    <dc:date>2018-03-05T13:27:26.069958621</dc:date>
    <meta:editing-duration>PT2M2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